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fo:border="0.0034in solid #D9D9E3" fo:padding="0in" style:shadow="none" fo:margin-top="0in" fo:margin-bottom="0.2083in" fo:background-color="#444654"/>
      <style:text-properties style:font-name="Segoe UI" style:font-name-complex="Segoe UI" fo:color="#D1D5DB"/>
    </style:style>
    <style:style style:name="P2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3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4" style:parent-style-name="NormalWeb" style:family="paragraph">
      <style:paragraph-properties fo:border="0.0034in solid #D9D9E3" fo:padding="0in" style:shadow="none" fo:margin-top="0.2083in" fo:margin-bottom="0in" fo:background-color="#444654"/>
      <style:text-properties style:font-name="Segoe UI" style:font-name-complex="Segoe UI" fo:color="#D1D5DB"/>
    </style:style>
    <style:style style:name="P5" style:parent-style-name="NormalWeb" style:family="paragraph">
      <style:paragraph-properties fo:border="0.0034in solid #D9D9E3" fo:padding="0in" style:shadow="none" fo:margin-top="0in" fo:margin-bottom="0.2083in" fo:background-color="#444654"/>
      <style:text-properties style:font-name="Segoe UI" style:font-name-complex="Segoe UI" fo:color="#D1D5DB"/>
    </style:style>
    <style:style style:name="P6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7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8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9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10" style:parent-style-name="NormalWeb" style:family="paragraph">
      <style:paragraph-properties fo:border="0.0034in solid #D9D9E3" fo:padding="0in" style:shadow="none" fo:margin-top="0.2083in" fo:margin-bottom="0.2083in" fo:background-color="#444654"/>
      <style:text-properties style:font-name="Segoe UI" style:font-name-complex="Segoe UI" fo:color="#D1D5DB"/>
    </style:style>
    <style:style style:name="P11" style:parent-style-name="NormalWeb" style:family="paragraph">
      <style:paragraph-properties fo:border="0.0034in solid #D9D9E3" fo:padding="0in" style:shadow="none" fo:margin-top="0.2083in" fo:margin-bottom="0in" fo:background-color="#444654"/>
      <style:text-properties style:font-name="Segoe UI" style:font-name-complex="Segoe UI" fo:color="#D1D5DB"/>
    </style:style>
    <style:style style:name="P12" style:parent-style-name="NormalWeb" style:family="paragraph">
      <style:paragraph-properties fo:border="0.0034in solid #D9D9E3" fo:padding="0in" style:shadow="none" fo:margin-top="0in" fo:margin-bottom="0.2083in" fo:background-color="#444654"/>
      <style:text-properties style:font-name="Segoe UI" style:font-name-complex="Segoe UI" fo:color="#D1D5DB"/>
    </style:style>
    <style:style style:name="P13" style:parent-style-name="NormalWeb" style:list-style-name="LFO2" style:family="paragraph">
      <style:paragraph-properties fo:border="0.0034in solid #D9D9E3" fo:padding-top="0in" fo:padding-left="0.0694in" fo:padding-bottom="0in" fo:padding-right="0in" style:shadow="none" fo:margin-top="0in" fo:margin-bottom="0in" fo:background-color="#444654"/>
      <style:text-properties style:font-name="Segoe UI" style:font-name-complex="Segoe UI" fo:color="#D1D5DB"/>
    </style:style>
    <style:style style:name="P14" style:parent-style-name="NormalWeb" style:list-style-name="LFO2" style:family="paragraph">
      <style:paragraph-properties fo:border="0.0034in solid #D9D9E3" fo:padding-top="0in" fo:padding-left="0.0694in" fo:padding-bottom="0in" fo:padding-right="0in" style:shadow="none" fo:margin-top="0in" fo:margin-bottom="0in" fo:background-color="#444654"/>
      <style:text-properties style:font-name="Segoe UI" style:font-name-complex="Segoe UI" fo:color="#D1D5DB"/>
    </style:style>
    <style:style style:name="P15" style:parent-style-name="NormalWeb" style:list-style-name="LFO2" style:family="paragraph">
      <style:paragraph-properties fo:border="0.0034in solid #D9D9E3" fo:padding-top="0in" fo:padding-left="0.0694in" fo:padding-bottom="0in" fo:padding-right="0in" style:shadow="none" fo:margin-top="0in" fo:margin-bottom="0in" fo:background-color="#444654"/>
      <style:text-properties style:font-name="Segoe UI" style:font-name-complex="Segoe UI" fo:color="#D1D5DB"/>
    </style:style>
    <style:style style:name="P16" style:parent-style-name="NormalWeb" style:list-style-name="LFO2" style:family="paragraph">
      <style:paragraph-properties fo:border="0.0034in solid #D9D9E3" fo:padding-top="0in" fo:padding-left="0.0694in" fo:padding-bottom="0in" fo:padding-right="0in" style:shadow="none" fo:margin-top="0in" fo:margin-bottom="0in" fo:background-color="#444654"/>
      <style:text-properties style:font-name="Segoe UI" style:font-name-complex="Segoe UI" fo:color="#D1D5DB"/>
    </style:style>
    <style:style style:name="P17" style:parent-style-name="NormalWeb" style:list-style-name="LFO2" style:family="paragraph">
      <style:paragraph-properties fo:border="0.0034in solid #D9D9E3" fo:padding-top="0in" fo:padding-left="0.0694in" fo:padding-bottom="0in" fo:padding-right="0in" style:shadow="none" fo:margin-top="0in" fo:margin-bottom="0in" fo:background-color="#444654"/>
      <style:text-properties style:font-name="Segoe UI" style:font-name-complex="Segoe UI" fo:color="#D1D5DB"/>
    </style:style>
    <style:style style:name="P18" style:parent-style-name="NormalWeb" style:list-style-name="LFO2" style:family="paragraph">
      <style:paragraph-properties fo:border="0.0034in solid #D9D9E3" fo:padding-top="0in" fo:padding-left="0.0694in" fo:padding-bottom="0in" fo:padding-right="0in" style:shadow="none" fo:margin-top="0in" fo:margin-bottom="0in" fo:background-color="#444654"/>
      <style:text-properties style:font-name="Segoe UI" style:font-name-complex="Segoe UI" fo:color="#D1D5DB"/>
    </style:style>
    <style:style style:name="P19" style:parent-style-name="NormalWeb" style:family="paragraph">
      <style:paragraph-properties fo:border="0.0034in solid #D9D9E3" fo:padding="0in" style:shadow="none" fo:margin-top="0.2083in" fo:margin-bottom="0in" fo:background-color="#444654"/>
      <style:text-properties style:font-name="Segoe UI" style:font-name-complex="Segoe UI" fo:color="#D1D5DB"/>
    </style:style>
  </office:automatic-styles>
  <office:body>
    <office:text text:use-soft-page-breaks="true">
      <text:p text:style-name="P1">En conclusión, el proyecto de irrigación automatizada de áreas verdes del módulo G de Ingeniería del Centro Universitario de Occidente es una solución innovadora y eficiente para el riego de áreas verdes en diferentes estaciones del año.</text:p>
      <text:p text:style-name="P2">Durante la temporada de invierno, se utilizará el agua pluvial para la irrigación de las áreas verdes, lo que permitirá ahorrar agua potable y reducir los costos de mantenimiento. En la temporada de verano, se utilizará agua potable para complementar la irrigación y garantizar un óptimo crecimiento y desarrollo de las plantas.</text:p>
      <text:p text:style-name="P3">La automatización del sistema de riego permitirá un control preciso y eficiente de la cantidad de agua utilizada en el riego, lo que reducirá el desperdicio de agua y contribuirá a la conservación del medio ambiente.</text:p>
      <text:p text:style-name="P4">En resumen, el proyecto de irrigación automatizada de áreas verdes del módulo G de Ingeniería del Centro Universitario de Occidente es una solución sostenible y eficiente que beneficiará a la comunidad universitaria al tiempo que contribuye a la conservación del medio ambiente.</text:p>
      <text:p text:style-name="Normal"/>
      <text:p text:style-name="Normal"/>
      <text:p text:style-name="Normal"/>
      <text:p text:style-name="Normal"/>
      <text:p text:style-name="Normal"/>
      <text:p text:style-name="P5">Resumen del proyecto de Irrigación Automatizada de Áreas Verdes del Módulo G de Ingeniería del Centro Universitario de Occidente:</text:p>
      <text:p text:style-name="P6">El proyecto consiste en implementar un sistema de irrigación automatizado para las áreas verdes del Módulo G de Ingeniería del Centro Universitario de Occidente. El sistema utilizará agua pluvial durante la temporada de invierno y agua potable durante la temporada de verano.</text:p>
      <text:p text:style-name="P7">El objetivo principal del proyecto es optimizar el uso del agua y garantizar que las áreas verdes del Módulo G estén bien irrigadas sin desperdiciar recursos. Para lograr esto, se instalará un sistema de sensores que medirá la humedad del suelo y la temperatura ambiental para determinar cuándo es necesario regar.</text:p>
      <text:p text:style-name="P8">Además, se instalará un sistema de recolección de agua pluvial en los techos del Módulo G, que se almacenará en un tanque y se utilizará para la irrigación durante<text:s/><text:soft-page-break/>la temporada de invierno. Durante la temporada de verano, se utilizará agua potable para irrigar las áreas verdes.</text:p>
      <text:p text:style-name="P9">El sistema estará controlado por un software que programará los tiempos de riego en función de las condiciones climáticas y las necesidades de las áreas verdes. También se instalarán sistemas de filtrado y purificación para asegurar que el agua utilizada sea de calidad.</text:p>
      <text:p text:style-name="P10">Con este proyecto, se espera lograr una irrigación eficiente y sostenible de las áreas verdes del Módulo G, reduciendo el consumo de agua y disminuyendo los costos de mantenimiento.</text:p>
      <text:p text:style-name="P11">En conclusión, el sistema de irrigación automatizada de áreas verdes del Módulo G de Ingeniería del Centro Universitario de Occidente, con agua pluvial en temporada de invierno y agua potable en temporada de verano, es una solución innovadora y sostenible para garantizar el cuidado y mantenimiento de las áreas verdes en el campus universitario.</text:p>
      <text:p text:style-name="Normal"/>
      <text:p text:style-name="Normal"/>
      <text:p text:style-name="Normal"/>
      <text:p text:style-name="Normal"/>
      <text:p text:style-name="Normal">El proyecto de Irrigación Automatizada de Áreas Verdes del Módulo G de Ingeniería del Centro Universitario de Occidente con agua pluvial en temporada de invierno y agua potable en temporada de verano ha llegado a su fin y es importante realizar un cierre adecuado para garantizar su éxito. A continuación, se presenta el cierre de proyecto:</text:p>
      <text:p text:style-name="Normal">Revisión de objetivos: Se han cumplido todos los objetivos establecidos en el inicio del proyecto. El sistema de riego automatizado diseñado, construido e instalado por el equipo de estudiantes de prácticas iniciales permite la utilización eficiente del agua pluvial en temporada de invierno y agua potable en temporada de verano. Se ha mejorado la sostenibilidad ambiental y se ha optimizado el uso de los recursos hídricos en la zona.</text:p>
      <text:p text:style-name="Normal">Evaluación del sistema: El sistema de riego automatizado instalado en las áreas verdes del Módulo G ha sido evaluado y se ha demostrado que funciona de manera eficiente y eficaz. El sistema ha logrado una reducción significativa en el consumo de agua y ha disminuido los costos de mantenimiento. Además, se ha mejorado la calidad de las áreas verdes del Módulo G.</text:p>
      <text:p text:style-name="Normal">Verificación de los resultados:<text:s/>Ha<text:s/>habido un impacto positivo en términos de reducción del consumo de agua, disminución de los costos de mantenimiento y mejora de la sostenibilidad ambiental. El sistema ha logrado la eficiencia y eficacia deseada en la utilización del agua y ha mejorado la calidad de las áreas verdes del Módulo G.</text:p>
      <text:soft-page-break/>
      <text:p text:style-name="Normal">Evaluación del equipo de trabajo: El desempeño del equipo de estudiantes de prácticas iniciales, profesores y expertos involucrados en el proyecto ha sido evaluado y se ha demostrado que han cumplido con las responsabilidades y tareas asignadas, así como su impacto en el proyecto.</text:p>
      <text:p text:style-name="Normal">Documentación: Se ha documentado el proceso de implementación del proyecto, los resultados obtenidos, las lecciones aprendidas, los problemas encontrados y las soluciones implementadas. La documentación es clara y detallada para permitir la transferencia del conocimiento a futuros proyectos similares.</text:p>
      <text:p text:style-name="Normal">Presentación de resultados: Se han presentado los resultados del proyecto a los interesados y partes involucradas. Se ha demostrado cómo se han cumplido los objetivos del proyecto y cómo se ha mejorado la sostenibilidad ambiental y el uso eficiente de los recursos hídricos en la zona. Además, se han compartido las lecciones aprendidas y las mejores prácticas para garantizar la continuidad y la mejora de los proyectos futuros.</text:p>
      <text:p text:style-name="Normal">En conclusión, el proyecto de Irrigación Automatizada de Áreas Verdes del Módulo G de Ingeniería del Centro Universitario de Occidente con agua pluvial en temporada de invierno y agua potable en temporada de verano ha sido un éxito y se ha cumplido con los objetivos establecidos. Se ha logrado mejorar la sostenibilidad ambiental y optimizar el uso de los recursos hídricos en la zona. El equipo de estudiantes de prácticas iniciales, profesores y expertos involucrados en el proyecto han desempeñado un excelente trabajo y han dejado un legado.</text:p>
      <text:p text:style-name="Normal"/>
      <text:p text:style-name="Normal"/>
      <text:p text:style-name="Normal">---------------------------------------------lo mismo</text:p>
      <text:p text:style-name="P12">El proyecto de Irrigación Automatizada de Áreas Verdes del Módulo G de Ingeniería del Centro Universitario de Occidente con agua pluvial en temporada de invierno y agua potable en temporada de verano ha llegado a su fin y es importante realizar un cierre adecuado para garantizar su éxito. A continuación, se presenta el cierre de proyecto:</text:p>
      <text:list text:style-name="LFO2" text:continue-numbering="true">
        <text:list-item>
          <text:p text:style-name="P13">Revisión de objetivos: Se han cumplido todos los objetivos establecidos en el inicio del proyecto. El sistema de riego automatizado diseñado, construido e instalado por el equipo de estudiantes de prácticas iniciales permite la utilización eficiente del agua pluvial en temporada de invierno y agua potable en temporada de verano. Se ha mejorado la sostenibilidad ambiental y se ha optimizado el uso de los recursos hídricos en la zona.</text:p>
        </text:list-item>
        <text:list-item>
          <text:p text:style-name="P14">Evaluación del sistema: El sistema de riego automatizado instalado en las áreas verdes del Módulo G ha sido evaluado y se ha demostrado que funciona de manera eficiente y eficaz. El sistema ha logrado una reducción significativa en el consumo de agua y ha disminuido los costos de mantenimiento. Además, se ha mejorado la calidad de las áreas verdes del Módulo G.</text:p>
        </text:list-item>
        <text:list-item>
          <text:p text:style-name="P15">Verificación de los resultados: Se han verificado los resultados del proyecto y se ha demostrado que ha habido un impacto positivo en términos de reducción del consumo de agua, disminución de los costos de mantenimiento y mejora de la sostenibilidad ambiental. El sistema ha logrado la eficiencia y eficacia deseada en la utilización del agua y ha mejorado la calidad de las áreas verdes del Módulo G.</text:p>
        </text:list-item>
        <text:list-item>
          <text:p text:style-name="P16">Evaluación del equipo de trabajo: El desempeño del equipo de estudiantes de prácticas iniciales, profesores y expertos involucrados en el proyecto ha sido evaluado y se ha demostrado que han cumplido con las responsabilidades y tareas asignadas, así como su impacto en el proyecto.</text:p>
        </text:list-item>
        <text:list-item>
          <text:p text:style-name="P17">Documentación: Se ha documentado el proceso de implementación del proyecto, los resultados obtenidos, las lecciones aprendidas, los problemas encontrados y las soluciones implementadas. La documentación es clara y detallada para permitir la transferencia del conocimiento a futuros proyectos similares.</text:p>
        </text:list-item>
        <text:list-item>
          <text:p text:style-name="P18">Presentación de resultados: Se han presentado los resultados del proyecto a los interesados y partes involucradas. Se ha demostrado cómo se han cumplido los objetivos del proyecto y cómo se ha mejorado la sostenibilidad ambiental y el uso eficiente de los recursos hídricos en la zona. Además, se han compartido las lecciones aprendidas y las mejores prácticas para garantizar la continuidad y la mejora de los proyectos futuros.</text:p>
        </text:list-item>
      </text:list>
      <text:p text:style-name="P19">En conclusión, el proyecto de Irrigación Automatizada de Áreas Verdes del Módulo G de Ingeniería del Centro Universitario de Occidente con agua pluvial en temporada de invierno y agua potable en temporada de verano ha sido un éxito y se ha cumplido con los objetivos establecidos. Se ha logrado mejorar la sostenibilidad ambiental y optimizar el uso de los recursos hídricos en la zona. El equipo de estudiantes de prácticas iniciales, profesores y expertos involucrados en el proyecto han desempeñado un excelente trabajo y han dejado un legad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G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4-10T17:45:00Z</meta:creation-date>
    <dc:date>2023-04-10T18:09:00Z</dc:date>
    <meta:template xlink:href="Normal" xlink:type="simple"/>
    <meta:editing-cycles>1</meta:editing-cycles>
    <meta:editing-duration>PT1320S</meta:editing-duration>
    <meta:document-statistic meta:page-count="4" meta:paragraph-count="18" meta:word-count="1395" meta:character-count="9053" meta:row-count="63" meta:non-whitespace-character-count="7676"/>
  </office:meta>
</office:document-meta>
</file>